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fo:background-color="#ffff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bd18" officeooo:paragraph-rsid="000dbd18" fo:background-color="#ffff0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dbd18" officeooo:paragraph-rsid="000dbd18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0dce35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 METHODS</text:p>
      <text:p text:style-name="P3">4 tính chất của các phương thức http:</text:p>
      <text:p text:style-name="P3">1. Save (an toàn): Không làm thay đổi resource</text:p>
      <text:p text:style-name="P3">2. Idempotent (tính bất biến): Nhiều lần gọi thì kết quả không đổi</text:p>
      <text:p text:style-name="P3">3. Visibility (Tính che dấu thông tin): Không hiển thị thông tin trên thanh url</text:p>
      <text:p text:style-name="P3">4. Cachable (Có thể cache được): Sau lần gửi request thứ nhất thì dữ liệu có thể được cache lại ở cookies, localstorage,…</text:p>
      <text:p text:style-name="P3"/>
      <text:p text:style-name="P3">Các phương thức http: <text:line-break/><text:span text:style-name="T2">GET</text:span></text:p>
      <text:p text:style-name="P2">HEAD</text:p>
      <text:p text:style-name="P3"><text:span text:style-name="T2">OPTIONS</text:span>: trả về danh sách các phương thức server hỗ trợ cho một resource, quan trọng trong CORS</text:p>
      <text:p text:style-name="P3"><text:span text:style-name="T2">TRACE</text:span>: echo lại toàn bộ request cho client, dùng để debug đường đi của request xem nó có bị chuyển hướng khi qua proxy firewall <text:s/>hay load balancer hay không trong môi trường <text:s/>có nhiều proxy.</text:p>
      <text:p text:style-name="P3"/>
      <text:p text:style-name="P2">POST</text:p>
      <text:p text:style-name="P2">PUT</text:p>
      <text:p text:style-name="P2">PATCH: <text:span text:style-name="T3">cập nhật một phần dữ liệu được truyền đi trong body</text:span></text:p>
      <text:p text:style-name="P2"/>
      <text:p text:style-name="P2">DELETE</text:p>
      <text:p text:style-name="P3"/>
      <text:p text:style-name="P3"><text:span text:style-name="T2">CONNECT</text:span>: thiết lập tunnel <text:span text:style-name="T1">(cho Https qua proxy)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5:35:13.870737019</meta:creation-date>
    <meta:generator>LibreOffice/24.2.7.2$Linux_X86_64 LibreOffice_project/420$Build-2</meta:generator>
    <dc:date>2025-08-28T16:24:29.200403146</dc:date>
    <meta:editing-duration>PT38M28S</meta:editing-duration>
    <meta:editing-cycles>3</meta:editing-cycles>
    <meta:document-statistic meta:table-count="0" meta:image-count="0" meta:object-count="0" meta:page-count="1" meta:paragraph-count="15" meta:word-count="153" meta:character-count="794" meta:non-whitespace-character-count="653"/>
  </office:meta>
</office:document-meta>
</file>